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0.306cm" fo:margin-left="1.663cm" table:align="left"/>
    </style:style>
    <style:style style:name="Table2.A" style:family="table-column">
      <style:table-column-properties style:column-width="5.699cm"/>
    </style:style>
    <style:style style:name="Table2.B" style:family="table-column">
      <style:table-column-properties style:column-width="4.60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269d8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94d8" officeooo:paragraph-rsid="002c94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style:writing-mode="lr-tb"/>
      <style:text-properties officeooo:rsid="00269d81" officeooo:paragraph-rsid="00269d81"/>
    </style:style>
    <style:style style:name="P7" style:family="paragraph" style:parent-style-name="Standard">
      <style:paragraph-properties style:writing-mode="lr-tb"/>
      <style:text-properties officeooo:rsid="002c94d8" officeooo:paragraph-rsid="002c94d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4b02e" officeooo:paragraph-rsid="0040ac5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4b02e" officeooo:paragraph-rsid="00441cd6" style:font-weight-asian="normal" style:font-weight-complex="normal"/>
    </style:style>
    <style:style style:name="P10" style:family="paragraph" style:parent-style-name="Standard">
      <style:text-properties officeooo:paragraph-rsid="00269d81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9c7" officeooo:paragraph-rsid="003f19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c5b" officeooo:paragraph-rsid="0040a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c5b" officeooo:paragraph-rsid="00448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54c2" officeooo:paragraph-rsid="00435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724" officeooo:paragraph-rsid="004727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e561" officeooo:paragraph-rsid="0044e5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officeooo:rsid="00340bd6" officeooo:paragraph-rsid="00340bd6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316403" officeooo:paragraph-rsid="002b6d2c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316403" officeooo:paragraph-rsid="0034b02e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34b02e" officeooo:paragraph-rsid="0034b02e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34b02e" officeooo:paragraph-rsid="00438209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34b02e"/>
    </style:style>
    <style:style style:name="T1" style:family="text">
      <style:text-properties fo:color="#6a8759" style:font-name="Liberation Serif" fo:font-size="12pt" fo:font-style="normal" officeooo:rsid="00305d74" style:font-size-asian="12pt" style:font-style-asian="normal" style:font-size-complex="12pt"/>
    </style:style>
    <style:style style:name="T2" style:family="text">
      <style:text-properties fo:color="#000000" style:font-name="Liberation Serif" fo:font-size="12pt" fo:font-style="normal" officeooo:rsid="002c94d8" style:font-size-asian="12pt" style:font-style-asian="normal" style:font-size-complex="12pt"/>
    </style:style>
    <style:style style:name="T3" style:family="text">
      <style:text-properties fo:color="#000000" style:font-name="Liberation Serif" fo:font-size="12pt" fo:font-style="normal" officeooo:rsid="00305d74" style:font-size-asian="12pt" style:font-style-asian="normal" style:font-size-complex="12pt"/>
    </style:style>
    <style:style style:name="T4" style:family="text">
      <style:text-properties fo:color="#000000" style:font-name="Liberation Serif" fo:font-size="12pt" fo:font-style="normal" officeooo:rsid="00382e25" style:font-size-asian="12pt" style:font-style-asian="normal" style:font-size-complex="12pt"/>
    </style:style>
    <style:style style:name="T5" style:family="text">
      <style:text-properties fo:color="#000000" style:font-name="Liberation Serif" fo:font-size="12pt" fo:font-style="normal" officeooo:rsid="0040ac5b" style:font-size-asian="12pt" style:font-style-asian="normal" style:font-size-complex="12pt"/>
    </style:style>
    <style:style style:name="T6" style:family="text">
      <style:text-properties fo:color="#000000" style:font-name="Liberation Serif" fo:font-size="12pt" fo:font-style="normal" officeooo:rsid="00438209" style:font-size-asian="12pt" style:font-style-asian="normal" style:font-size-complex="12pt"/>
    </style:style>
    <style:style style:name="T7" style:family="text">
      <style:text-properties fo:color="#000000" style:font-name="Liberation Serif" fo:font-size="12pt" fo:font-style="normal" officeooo:rsid="00472724" style:font-size-asian="12pt" style:font-style-asian="normal" style:font-size-complex="12pt"/>
    </style:style>
    <style:style style:name="T8" style:family="text">
      <style:text-properties officeooo:rsid="002eb7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16403" style:font-weight-asian="bold" style:font-weight-complex="bold"/>
    </style:style>
    <style:style style:name="T11" style:family="text">
      <style:text-properties fo:font-weight="bold" officeooo:rsid="003b637e" style:font-weight-asian="bold" style:font-weight-complex="bold"/>
    </style:style>
    <style:style style:name="T12" style:family="text">
      <style:text-properties officeooo:rsid="00348f81"/>
    </style:style>
    <style:style style:name="T13" style:family="text">
      <style:text-properties officeooo:rsid="0034b02e"/>
    </style:style>
    <style:style style:name="T14" style:family="text">
      <style:text-properties officeooo:rsid="00316403"/>
    </style:style>
    <style:style style:name="T15" style:family="text">
      <style:text-properties officeooo:rsid="0035f6ba"/>
    </style:style>
    <style:style style:name="T16" style:family="text">
      <style:text-properties fo:color="#ff0000"/>
    </style:style>
    <style:style style:name="T17" style:family="text">
      <style:text-properties fo:color="#ff0000" officeooo:rsid="00348f81"/>
    </style:style>
    <style:style style:name="T18" style:family="text">
      <style:text-properties fo:color="#ff0000" officeooo:rsid="0034b02e"/>
    </style:style>
    <style:style style:name="T19" style:family="text">
      <style:text-properties fo:color="#ff0000" officeooo:rsid="0035f6ba"/>
    </style:style>
    <style:style style:name="T20" style:family="text">
      <style:text-properties fo:color="#ff0000" officeooo:rsid="00438209"/>
    </style:style>
    <style:style style:name="T21" style:family="text">
      <style:text-properties fo:color="#ff0000" officeooo:rsid="00472724"/>
    </style:style>
    <style:style style:name="T22" style:family="text">
      <style:text-properties officeooo:rsid="0039c6d8"/>
    </style:style>
    <style:style style:name="T23" style:family="text">
      <style:text-properties officeooo:rsid="004354c2"/>
    </style:style>
    <style:style style:name="T24" style:family="text">
      <style:text-properties officeooo:rsid="00438209"/>
    </style:style>
    <style:style style:name="T25" style:family="text">
      <style:text-properties officeooo:rsid="00448f1c"/>
    </style:style>
    <style:style style:name="T26" style:family="text">
      <style:text-properties officeooo:rsid="0046947d"/>
    </style:style>
    <style:style style:name="T27" style:family="text">
      <style:text-properties officeooo:rsid="00472724"/>
    </style:style>
    <style:style style:name="T28" style:family="text">
      <style:text-properties officeooo:rsid="004920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8"><text:span text:style-name="T10">s</text:span><text:span text:style-name="T9">entence/query similarity </text:span><text:span text:style-name="T11">deneysel </text:span><text:span text:style-name="T9">sonuçlar</text:span></text:p>
      <text:p text:style-name="P19">* <text:span text:style-name="T12">Bu çalışmada sentence/query similarity ölçümünde 4 farklı yöntemden elde edilen sonuçlar karşılaştırılmıştır.</text:span></text:p>
      <text:p text:style-name="P19">* <text:span text:style-name="T17">Dataset:</text:span><text:span text:style-name="T12"> </text:span><text:a xlink:type="simple" xlink:href="https://github.com/savasy/QuestionParaphrasesForTurkish/blob/master/TurkQP.csv" text:style-name="Internet_20_link" text:visited-style-name="Visited_20_Internet_20_Link"><text:span text:style-name="T12">https://github.com/savasy/QuestionParaphrasesForTurkish/blob/master/TurkQP.csv</text:span></text:a><text:span text:style-name="T12"> <text:s/>Savaş Yıldırım, Turkish question paraphrase dataset</text:span></text:p>
      <text:p text:style-name="P20">* <text:span text:style-name="T18">1. yöntem - kelime kök eşleşmesi jaccard puanı:</text:span><text:span text:style-name="T13"> Verilen q1 ve q2 querylerindeki unique kelimeler üzerinden jaccard puan hesaplanmıştır. (</text:span><text:a xlink:type="simple" xlink:href="https://en.wikipedia.org/wiki/Jaccard_index" text:style-name="Internet_20_link" text:visited-style-name="Visited_20_Internet_20_Link"><text:span text:style-name="T13">https://en.wikipedia.org/wiki/Jaccard_index</text:span></text:a><text:span text:style-name="T13">) </text:span></text:p>
      <text:p text:style-name="P21">* <text:span text:style-name="T21">2</text:span><text:span text:style-name="T16">. yöntem – tf-idf vektör benzerliği:</text:span> <text:s/>Verilen q1 ve q2 queryleri için tf-idf vektör elde edilip cosine similarity hesaplanmıştır.</text:p>
      <text:p text:style-name="P22">* <text:span text:style-name="T21">3</text:span><text:span text:style-name="T20">. yöntem – fasttext vektör benzerliği:</text:span><text:span text:style-name="T24"> </text:span>Verilen q1 ve q2 queryleri için <text:span text:style-name="T24">fasttext</text:span> vektör elde edilip cosine similarity hesaplanmıştır.</text:p>
      <text:p text:style-name="P21">* <text:span text:style-name="T21">4</text:span><text:span text:style-name="T16">. yöntem – LSTM tabanlı Siamese Network:</text:span> <text:s/>Verilen q1 ve q2 query temsilleri lstm siamese network ile eğitilmiş ve query similarity hesaplanmasında kullanılmıştır. Embedding layer fasttext kelime vektörleri ile ilklendirilmiştir.</text:p>
      <text:p text:style-name="P21">* <text:span text:style-name="T15">Yapılan denemeler sonucunda aynı test seti üzerinde </text:span><text:span text:style-name="T21">4</text:span><text:span text:style-name="T19">. yöntemden</text:span><text:span text:style-name="T15"> diğerlerine göre daha yüksek başarım değeri (accuracy) elde edilmiştir. Detaylı sonuçlar tabloda verilmiştir.</text:span></text:p>
      <text:p text:style-name="P8"><text:span text:style-name="T3">* </text:span><text:span text:style-name="T7">5</text:span><text:span text:style-name="T5">. yöntem </text:span><text:span text:style-name="T6">olarak</text:span><text:span text:style-name="T5"> BERT çıktılarının Siamese networke verilmesi ve </text:span><text:span text:style-name="T7">4</text:span><text:span text:style-name="T5">. yöntem ile sonuçların karşılaştırılması amaçlanmaktadır.</text:span></text:p>
      <text:p text:style-name="P8"><text:span text:style-name="T5"/></text:p>
      <text:p text:style-name="P9"><text:span text:style-name="T2">* </text:span><text:span text:style-name="T4">Model kodlarına </text:span><text:span text:style-name="T1">https://github.com/gurkan08/BertForSequenceClassification</text:span><text:span text:style-name="T3"> adresinden ulaşabilirsiniz.</text:span></text:p>
      <text:p text:style-name="P8"><text:span text:style-name="T14"><text:s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Metod</text:p>
          </table:table-cell>
          <table:table-cell table:style-name="Table2.B1" office:value-type="string">
            <text:p text:style-name="P12">Accuracy (test set)</text:p>
          </table:table-cell>
        </table:table-row>
        <table:table-row>
          <table:table-cell table:style-name="Table2.A2" office:value-type="string">
            <text:p text:style-name="P13">1. yöntem <text:span text:style-name="T23">(jaccard)</text:span></text:p>
          </table:table-cell>
          <table:table-cell table:style-name="Table2.B2" office:value-type="string">
            <text:p text:style-name="P15">0.74</text:p>
          </table:table-cell>
        </table:table-row>
        <table:table-row>
          <table:table-cell table:style-name="Table2.A2" office:value-type="string">
            <text:p text:style-name="P13"><text:span text:style-name="T28">2</text:span>. yöntem <text:span text:style-name="T23">(tfidf)</text:span></text:p>
          </table:table-cell>
          <table:table-cell table:style-name="Table2.B2" office:value-type="string">
            <text:p text:style-name="P15">0.72</text:p>
          </table:table-cell>
        </table:table-row>
        <table:table-row>
          <table:table-cell table:style-name="Table2.A2" office:value-type="string">
            <text:p text:style-name="P13"><text:span text:style-name="T28">3</text:span>. yöntem <text:span text:style-name="T23">(fasttext)</text:span></text:p>
          </table:table-cell>
          <table:table-cell table:style-name="Table2.B2" office:value-type="string">
            <text:p text:style-name="P16">0.48</text:p>
          </table:table-cell>
        </table:table-row>
        <table:table-row>
          <table:table-cell table:style-name="Table2.A2" office:value-type="string">
            <text:p text:style-name="P14"><text:span text:style-name="T28">4</text:span>. yöntem <text:span text:style-name="T23">(lstm-siamese)</text:span></text:p>
          </table:table-cell>
          <table:table-cell table:style-name="Table2.B2" office:value-type="string">
            <text:p text:style-name="P17">0.8<text:span text:style-name="T26">2</text:span></text:p>
          </table:table-cell>
        </table:table-row>
      </table:table>
      <text:p text:style-name="P23"/>
      <text:p text:style-name="P23"/>
      <text:p text:style-name="P1">--</text:p>
      <text:p text:style-name="P7"><text:span text:style-name="T22">09</text:span>/<text:span text:style-name="T22">12</text:span>/2020</text:p>
      <text:p text:style-name="P6">Gürkan Şah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0:41:17.166000000</meta:creation-date>
    <meta:generator>LibreOffice/6.1.2.1$Windows_X86_64 LibreOffice_project/65905a128db06ba48db947242809d14d3f9a93fe</meta:generator>
    <dc:date>2020-12-09T15:28:10.652000000</dc:date>
    <meta:editing-duration>PT1H35M59S</meta:editing-duration>
    <meta:editing-cycles>47</meta:editing-cycles>
    <meta:document-statistic meta:table-count="1" meta:image-count="0" meta:object-count="0" meta:page-count="1" meta:paragraph-count="24" meta:word-count="184" meta:character-count="1528" meta:non-whitespace-character-count="1359"/>
  </office:meta>
</office:document-meta>
</file>